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9a3d" officeooo:paragraph-rsid="001b9a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P1402 Practical 05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09:49:30.255000000</meta:creation-date>
    <dc:date>2021-08-25T10:02:12.049000000</dc:date>
    <meta:editing-duration>PT2M31S</meta:editing-duration>
    <meta:editing-cycles>1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" meta:word-count="3" meta:character-count="19" meta:non-whitespace-character-count="17"/>
  </office:meta>
</office:document-meta>
</file>